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officeooo:rsid="0014e636" officeooo:paragraph-rsid="0014e636"/>
    </style:style>
    <style:style style:name="P2" style:family="paragraph" style:parent-style-name="Standard">
      <style:text-properties officeooo:rsid="00177755" officeooo:paragraph-rsid="001777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eet 4</text:p>
      <text:p text:style-name="P1"/>
      <text:p text:style-name="P1">Ex2</text:p>
      <text:p text:style-name="P1">/usr/bin/mpirun -np 8 ./main.GCC_</text:p>
      <text:p text:style-name="P1">Greetings from process 1</text:p>
      <text:p text:style-name="P1">Greetings from process 3</text:p>
      <text:p text:style-name="P1">Greetings from process 4</text:p>
      <text:p text:style-name="P1">Greetings from process 7</text:p>
      <text:p text:style-name="P1">Greetings from process 5</text:p>
      <text:p text:style-name="P1">Greetings from process 6</text:p>
      <text:p text:style-name="P1">Greetings from process 0</text:p>
      <text:p text:style-name="P1">Greetings from process 2</text:p>
      <text:p text:style-name="P1"/>
      <text:p text:style-name="P1"/>
      <text:p text:style-name="P1">There are 32 processes running.</text:p>
      <text:p text:style-name="P1"><text:s/></text:p>
      <text:p text:style-name="P1"><text:s text:c="3"/>0 runs on math047068</text:p>
      <text:p text:style-name="P1"><text:s text:c="3"/>1 runs on math047068 (length: 11 )</text:p>
      <text:p text:style-name="P1"><text:s text:c="3"/>2 runs on math047068 (length: 11 )</text:p>
      <text:p text:style-name="P1"><text:s text:c="3"/>3 runs on math047068 (length: 11 )</text:p>
      <text:p text:style-name="P1"><text:s text:c="3"/>4 runs on math047068 (length: 11 )</text:p>
      <text:p text:style-name="P1"><text:s text:c="3"/>5 runs on math047068 (length: 11 )</text:p>
      <text:p text:style-name="P1"><text:s text:c="3"/>6 runs on math047068 (length: 11 )</text:p>
      <text:p text:style-name="P1"><text:s text:c="3"/>7 runs on math047068 (length: 11 )</text:p>
      <text:p text:style-name="P1"><text:s text:c="3"/>8 runs on math047068 (length: 11 )</text:p>
      <text:p text:style-name="P1"><text:s text:c="3"/>9 runs on math047068 (length: 11 )</text:p>
      <text:p text:style-name="P1"><text:s text:c="3"/>10 runs on math047068 (length: 11 )</text:p>
      <text:p text:style-name="P1"><text:s text:c="3"/>11 runs on math047068 (length: 11 )</text:p>
      <text:p text:style-name="P1"><text:s text:c="3"/>12 runs on math047068 (length: 11 )</text:p>
      <text:p text:style-name="P1"><text:s text:c="3"/>13 runs on math047068 (length: 11 )</text:p>
      <text:p text:style-name="P1"><text:s text:c="3"/>14 runs on math047068 (length: 11 )</text:p>
      <text:p text:style-name="P1"><text:s text:c="3"/>15 runs on math047068 (length: 11 )</text:p>
      <text:p text:style-name="P1"><text:s text:c="3"/>16 runs on math047068 (length: 11 )</text:p>
      <text:p text:style-name="P1"><text:s text:c="3"/>17 runs on math047068 (length: 11 )</text:p>
      <text:p text:style-name="P1"><text:s text:c="3"/>18 runs on math047068 (length: 11 )</text:p>
      <text:p text:style-name="P1"><text:s text:c="3"/>19 runs on math047068 (length: 11 )</text:p>
      <text:p text:style-name="P1"><text:s text:c="3"/>20 runs on math047068 (length: 11 )</text:p>
      <text:p text:style-name="P1"><text:s text:c="3"/>21 runs on math047068 (length: 11 )</text:p>
      <text:p text:style-name="P1"><text:s text:c="3"/>22 runs on math047068 (length: 11 )</text:p>
      <text:p text:style-name="P1"><text:s text:c="3"/>23 runs on math047068 (length: 11 )</text:p>
      <text:p text:style-name="P1"><text:s text:c="3"/>24 runs on math047068 (length: 11 )</text:p>
      <text:p text:style-name="P1"><text:s text:c="3"/>25 runs on math047068 (length: 11 )</text:p>
      <text:p text:style-name="P1"><text:s text:c="3"/>26 runs on math047068 (length: 11 )</text:p>
      <text:p text:style-name="P1"><text:s text:c="3"/>27 runs on math047068 (length: 11 )</text:p>
      <text:p text:style-name="P1"><text:s text:c="3"/>28 runs on math047068 (length: 11 )</text:p>
      <text:p text:style-name="P1"><text:s text:c="3"/>29 runs on math047068 (length: 11 )</text:p>
      <text:p text:style-name="P1"><text:s text:c="3"/>30 runs on math047068 (length: 11 )</text:p>
      <text:p text:style-name="P1"><text:s text:c="3"/>31 runs on math047068 (length: 11 )</text:p>
      <text:p text:style-name="P1"/>
      <text:p text:style-name="P2"><text:soft-page-break/>Ex9 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8T14:28:17.260231133</meta:creation-date>
    <meta:editing-duration>PT3M35S</meta:editing-duration>
    <meta:editing-cycles>2</meta:editing-cycles>
    <meta:generator>LibreOffice/6.4.0.3$Linux_X86_64 LibreOffice_project/40$Build-3</meta:generator>
    <dc:date>2020-01-28T14:31:49.495183129</dc:date>
    <meta:document-statistic meta:table-count="0" meta:image-count="0" meta:object-count="0" meta:page-count="2" meta:paragraph-count="46" meta:word-count="266" meta:character-count="1463" meta:non-whitespace-character-count="1144"/>
  </office:meta>
</office:document-meta>
</file>